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25.29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Supplier PN</text:p>
          </table:table-cell>
          <table:table-cell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roject_footprints:2N7002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2N7002NCT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oject_footprints:R_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RMCF0805JG510R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project_footprints:LED_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846-1178-2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roject_footprints:2N7002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2N7002NCT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roject_footprints:R_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RMCF0805JG510R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project_footprints:LED_0603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846-1178-2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project_footprints:C_0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CL21B105KOFNNNF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project_footprints:C_0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CL21B105KOFNNNF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project_footprints:C_0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CL21B105KOFNNNF-ND</text:p>
          </table:table-cell>
          <table:table-cell office:value-type="string" calcext:value-type="string">
            <text:p/>
            <text:p/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roject_footprints:R_805_H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_footprints:R_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RMCF0805JG10K0TR-ND</text:p>
          </table:table-cell>
          <table:table-cell office:value-type="string" calcext:value-type="string">
            <text:p/>
            <text:p/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_footprints:R_805_H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Header_10Pin</text:p>
          </table:table-cell>
          <table:table-cell office:value-type="string" calcext:value-type="string">
            <text:p>project_footprints:10Pin_Head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Header_8Pin</text:p>
          </table:table-cell>
          <table:table-cell office:value-type="string" calcext:value-type="string">
            <text:p>project_footprints:8Pin_Header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609-3273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Header_8Pin</text:p>
          </table:table-cell>
          <table:table-cell office:value-type="string" calcext:value-type="string">
            <text:p>project_footprints:8Pin_Header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609-3273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Header_8Pin</text:p>
          </table:table-cell>
          <table:table-cell office:value-type="string" calcext:value-type="string">
            <text:p>project_footprints:8Pin_Header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609-3273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AX481</text:p>
          </table:table-cell>
          <table:table-cell office:value-type="string" calcext:value-type="string">
            <text:p>project_footprints:SO-8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<text:s/>MAX481CSA+TR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project_footprints:609-5080-ND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609-5080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roject_footprints:2N7002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BSS123NTR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_footprints:R_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RMCF0805JG10K0TR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roject_footprints:R_805_HS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RMCF0805JG10K0TR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2Screw_Term</text:p>
          </table:table-cell>
          <table:table-cell office:value-type="string" calcext:value-type="string">
            <text:p>project_footprints:277-1667-ND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277-1667-ND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project_footprints:R_805_HS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raspberrypi_hat:OX40HAT</text:p>
          </table:table-cell>
          <table:table-cell office:value-type="string" calcext:value-type="string">
            <text:p>project_footprints:Connector_PinSocket_2.54mm</text:p>
          </table:table-cell>
          <table:table-cell/>
          <table:table-cell office:value-type="string" calcext:value-type="string">
            <text:p>Digi-key</text:p>
          </table:table-cell>
          <table:table-cell office:value-type="string" calcext:value-type="string">
            <text:p>S9200-ND</text:p>
          </table:table-cell>
          <table:table-cell office:value-type="string" calcext:value-type="string">
            <text:p/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2:32:22.646219689</dc:date>
    <meta:editing-duration>PT12S</meta:editing-duration>
    <meta:editing-cycles>1</meta:editing-cycles>
    <meta:generator>LibreOffice/5.1.6.2$Linux_X86_64 LibreOffice_project/10m0$Build-2</meta:generator>
    <meta:document-statistic meta:table-count="1" meta:cell-count="141" meta:object-count="0"/>
  </office:meta>
</office:document-meta>
</file>